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onaco" fo:font-style="normal" style:font-style-asian="normal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Monaco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286cm" svg:x="6.694cm" svg:y="7.42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15.694cm" svg:y="7.428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15.694cm" svg:y="12.428cm">
          <text:p text:style-name="P1"><text:span text:style-name="T1">Sight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11cm" svg:y1="8.571cm" svg:x2="11.266cm" svg:y2="8.571cm">
          <text:p/>
        </draw:line>
        <draw:frame draw:style-name="gr3" draw:text-style-name="P4" draw:layer="layout" svg:width="0.853cm" svg:height="0.954cm" svg:x="11.755cm" svg:y="7.609cm">
          <draw:text-box>
            <text:p>1</text:p>
          </draw:text-box>
        </draw:frame>
        <draw:frame draw:style-name="gr3" draw:text-style-name="P4" draw:layer="layout" svg:width="0.853cm" svg:height="0.954cm" svg:x="14.456cm" svg:y="7.609cm">
          <draw:text-box>
            <text:p>n</text:p>
          </draw:text-box>
        </draw:frame>
        <draw:polyline draw:style-name="gr2" draw:text-style-name="P3" draw:layer="layout" svg:width="6.839cm" svg:height="3.837cm" draw:transform="rotate (-3.14159265358979) translate (15.712cm 13.546cm)" svg:viewBox="0 0 6840 3838" draw:points="0,0 6840,28 6840,3838">
          <text:p/>
        </draw:polyline>
        <draw:frame draw:style-name="gr3" draw:text-style-name="P4" draw:layer="layout" svg:width="0.853cm" svg:height="0.954cm" svg:x="8.908cm" svg:y="10.151cm">
          <draw:text-box>
            <text:p>1</text:p>
          </draw:text-box>
        </draw:frame>
        <draw:frame draw:style-name="gr3" draw:text-style-name="P4" draw:layer="layout" svg:width="0.853cm" svg:height="0.954cm" svg:x="14.457cm" svg:y="12.584cm">
          <draw:text-box>
            <text:p>n</text:p>
          </draw:text-box>
        </draw:frame>
        <draw:line draw:style-name="gr2" draw:text-style-name="P3" draw:layer="layout" svg:x1="17.988cm" svg:y1="12.375cm" svg:x2="17.988cm" svg:y2="9.708cm">
          <text:p/>
        </draw:line>
        <draw:frame draw:style-name="gr3" draw:text-style-name="P4" draw:layer="layout" svg:width="0.853cm" svg:height="0.954cm" svg:x="18.056cm" svg:y="10.084cm">
          <draw:text-box>
            <text:p>1</text:p>
          </draw:text-box>
        </draw:frame>
        <draw:frame draw:style-name="gr3" draw:text-style-name="P4" draw:layer="layout" svg:width="0.853cm" svg:height="0.954cm" svg:x="18.057cm" svg:y="11.384cm">
          <draw:text-box>
            <text:p>n</text:p>
          </draw:text-box>
        </draw:frame>
      </draw:page>
      <draw:page draw:name="page2" draw:style-name="dp1" draw:master-page-name="Default">
        <draw:custom-shape draw:style-name="gr1" draw:text-style-name="P2" draw:layer="layout" svg:width="4.572cm" svg:height="2.286cm" svg:x="3.394cm" svg:y="9.72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12.394cm" svg:y="9.728cm">
          <text:p text:style-name="P1"><text:span text:style-name="T1">Tr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21.394cm" svg:y="9.728cm">
          <text:p text:style-name="P1"><text:span text:style-name="T1">Pla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11cm" svg:y1="10.871cm" svg:x2="7.966cm" svg:y2="10.871cm">
          <text:p/>
        </draw:line>
        <draw:frame draw:style-name="gr3" draw:text-style-name="P4" draw:layer="layout" svg:width="0.853cm" svg:height="0.954cm" svg:x="8.455cm" svg:y="9.909cm">
          <draw:text-box>
            <text:p>1</text:p>
          </draw:text-box>
        </draw:frame>
        <draw:frame draw:style-name="gr3" draw:text-style-name="P4" draw:layer="layout" svg:width="0.853cm" svg:height="0.954cm" svg:x="11.156cm" svg:y="9.909cm">
          <draw:text-box>
            <text:p>n</text:p>
          </draw:text-box>
        </draw:frame>
        <draw:line draw:style-name="gr2" draw:text-style-name="P3" draw:layer="layout" svg:x1="21.412cm" svg:y1="10.846cm" svg:x2="16.967cm" svg:y2="10.846cm">
          <text:p/>
        </draw:line>
        <draw:frame draw:style-name="gr3" draw:text-style-name="P4" draw:layer="layout" svg:width="0.853cm" svg:height="0.954cm" svg:x="17.456cm" svg:y="9.884cm">
          <draw:text-box>
            <text:p>1</text:p>
          </draw:text-box>
        </draw:frame>
        <draw:frame draw:style-name="gr3" draw:text-style-name="P4" draw:layer="layout" svg:width="0.853cm" svg:height="0.954cm" svg:x="20.157cm" svg:y="9.884cm">
          <draw:text-box>
            <text:p>n</text:p>
          </draw:text-box>
        </draw:frame>
      </draw:page>
      <draw:page draw:name="page3" draw:style-name="dp1" draw:master-page-name="Default">
        <draw:custom-shape draw:style-name="gr1" draw:text-style-name="P2" draw:layer="layout" svg:width="4.572cm" svg:height="2.286cm" svg:x="6.694cm" svg:y="7.42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15.694cm" svg:y="7.428cm">
          <text:p text:style-name="P1"><text:span text:style-name="T1">Pl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15.694cm" svg:y="12.428cm">
          <text:p text:style-name="P1"><text:span text:style-name="T1">Com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11cm" svg:y1="8.571cm" svg:x2="11.266cm" svg:y2="8.571cm">
          <text:p/>
        </draw:line>
        <draw:frame draw:style-name="gr3" draw:text-style-name="P4" draw:layer="layout" svg:width="0.853cm" svg:height="0.954cm" svg:x="11.755cm" svg:y="7.609cm">
          <draw:text-box>
            <text:p>1</text:p>
          </draw:text-box>
        </draw:frame>
        <draw:frame draw:style-name="gr3" draw:text-style-name="P4" draw:layer="layout" svg:width="0.853cm" svg:height="0.954cm" svg:x="14.456cm" svg:y="7.609cm">
          <draw:text-box>
            <text:p>n</text:p>
          </draw:text-box>
        </draw:frame>
        <draw:polyline draw:style-name="gr2" draw:text-style-name="P3" draw:layer="layout" svg:width="6.839cm" svg:height="3.837cm" draw:transform="rotate (-3.14159265358979) translate (15.712cm 13.546cm)" svg:viewBox="0 0 6840 3838" draw:points="0,0 6840,28 6840,3838">
          <text:p/>
        </draw:polyline>
        <draw:frame draw:style-name="gr3" draw:text-style-name="P4" draw:layer="layout" svg:width="0.853cm" svg:height="0.954cm" svg:x="8.908cm" svg:y="10.151cm">
          <draw:text-box>
            <text:p>1</text:p>
          </draw:text-box>
        </draw:frame>
        <draw:frame draw:style-name="gr3" draw:text-style-name="P4" draw:layer="layout" svg:width="0.853cm" svg:height="0.954cm" svg:x="14.457cm" svg:y="12.584cm">
          <draw:text-box>
            <text:p>n</text:p>
          </draw:text-box>
        </draw:frame>
        <draw:line draw:style-name="gr2" draw:text-style-name="P3" draw:layer="layout" svg:x1="17.988cm" svg:y1="12.375cm" svg:x2="17.988cm" svg:y2="9.708cm">
          <text:p/>
        </draw:line>
        <draw:frame draw:style-name="gr3" draw:text-style-name="P4" draw:layer="layout" svg:width="0.853cm" svg:height="0.954cm" svg:x="18.056cm" svg:y="10.084cm">
          <draw:text-box>
            <text:p>1</text:p>
          </draw:text-box>
        </draw:frame>
        <draw:frame draw:style-name="gr3" draw:text-style-name="P4" draw:layer="layout" svg:width="0.853cm" svg:height="0.954cm" svg:x="18.057cm" svg:y="11.38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0:03:38.597079935</meta:creation-date>
    <dc:date>2018-09-28T17:09:28.745954503</dc:date>
    <meta:editing-duration>PT3H16M6S</meta:editing-duration>
    <meta:editing-cycles>12</meta:editing-cycles>
    <meta:generator>LibreOffice/5.4.1.2$MacOSX_X86_64 LibreOffice_project/ea7cb86e6eeb2bf3a5af73a8f7777ac570321527</meta:generator>
    <meta:document-statistic meta:object-count="33"/>
  </office:meta>
</office:document-meta>
</file>